
<file path=META-INF/manifest.xml><?xml version="1.0" encoding="utf-8"?>
<manifest:manifes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automatic-styles/>
  <office:body>
    <office:text>
      <text:p>नमस्कार पळोवया प्रुडंट खबरो</text:p>
      <text:p>पणजेकारांनी जिकयल्यार गिरीश चोडणकार जावंक शकता मुख्यमंत्री चेल्लाकुमाराची घोशणा विश्वजीत संदीसादू लोकांक दिता धमकी डॉ चेल्लाचे आरोप</text:p>
      <text:p>गोंयच्यो एनजीटीच्यो केशी पुण्यांतल्यान दिल्ली व्हरपाच्या प्रकरणाची हायकोर्टान स्वता घेतली दखल पुणे खंडपीठाच्यो केसी दिल्ली व्हरूंक स्थगिती</text:p>
      <text:p>बीजेपीचो अध्यक्ष अमीत शहाचे दाबोळे विमानतळावेले वादग्रस्त पब्लीक मिटींगेचे कांडांतल्यांन एरपोर्ट ऑथॉरिटी सवायभितर सुटली ह्यानफुडे असल्यो गजाली जावच्योना कोर्टाक उतर</text:p>
      <text:p>एक्झिट पोल बंदीवेल्यान हायकोर्टाची केंद्राच्या एटर्नी जनरलाक नोटीस 2017चे विधानसभा वेंचणूकेवेळार एक्झिट पोलाक घाल्ले बंदीची केस अजूनय हायकोर्टांत.</text:p>
      <text:p>आनी</text:p>
      <text:p>धर्मिक स्थळांच्या मोडतोडीचे प्रकरणांत एसआयटी नेमची चर्चीची मागणी तपासाक पॉलिटिकल राजकी संदर्भ फॅक्ट फायंडिंग टिमीक पुलीस आनी सरकाराचे एक्शनिचेर दुबाव.</text:p>
      <text:p>1. पणजेकारांनी जिकयल्यार गिरीश चोडणकार मुख्यमंत्री जावंक शकता. ताका गोंयचे राजकारण समाजकारण आनी दिल्ली काम करपाचोय अणभव आसा अशी घोशणा कॉंग्रेसीचे गोंय प्रभारी डॉ ए चेल्लाकुमारान केल्या. विश्वजीत संदीसादू. आपले आड काम करपी लोकांक तो तांचे वेवसाय बंद वडोवपाच्यो धमक्यो दिता. त्रास करता असो आरोपय तांणी केलो.</text:p>
      <text:p>गोंयच्यो पर्यावरण केशी एनजीटीच्या पुणे खंडपीठाकडच्यान दिल्ली खंडपीठाक दिवपाच्या निर्णयाची हाय कोर्टान स्वता जावन दखल घेतल्या. फुडले ऑर्डरीमेरेन हायकोर्टान पुणे खंडपीठाकडल्यो केसी दिल्ली खंडपीठाकडेन दिवंक स्थगिती दिल्या. हे प्रकरणाची फुडली सुनावणी 5 सप्टेंबराक दवरतना हाय कोर्टान केंद्राक नोटीसूय काडल्या. दुसरेवटेन चाळिशेक एक्टिव्हिस्ट एनजीओ सरकारा आड निर्णयाचो निशेध करुंक एकठांय जाल्यात.</text:p>
      <text:p>बीजेपीचो अध्यक्ष अमीत शहाचे दाबोळे विमानतळावेले पब्लीक मिटींगेचे कांडांतल्यांन एरपोर्टऑथॉरिटी सवीयभितर सुटली. हे वादग्रस्त मिटिंगेवेल्यान एक्टिव्हिस्टान घाल्ली याचिका हाय कोर्टान निकालांत काडली. मिटिंग एरपोर्टार जावंक जायना आशिल्ली. ह्या फुडें असली गजाल जावची ना म्हूण एरपोर्ट ऑथॉरिटीन कोर्टाक लेखी दिले उपरांत कोर्टान निकाल लायलो. जे पद्धतीन पब्लिक मिटिंग जाल्या आनी मिटिंगेची तयारी पळयल्यार ती उत्सफूर्त आसपाक शकना म्हूण कोर्टान स्पश्ट केलां.</text:p>
      <text:p>घेवया एक ब्रेक</text:p>
      <text:p>एक्झिट पोल करप आनी तांचो निकाल पब्लिक करपाच्या विशयाचेर हायकोर्टान केंद्र सरकाराच्या एटर्नी जनरलाक नोटीस काडल्या. 2017चे विधानसभा वेंचणूकेवेळार वेंचणूक आयोगान एक्झिट पोल करपाक आनी ताचो निश्कर्श दाखोवंक बंदी घाले उपरांत फोमेंतो मिडिया हायकोर्टान गेल्ले. एटर्नी जनरलान 10 ऑक्टोबरमेरेन जाप दिवची म्हूण हायकोर्टान निर्देश दिल्यात.</text:p>
      <text:p>धर्मिक स्थळांच्या मोडतोडी फाटल्यान खंय धर्मिक आनी समाजविघातक शक्ती आसात. प्रकरणाची सारकी चौकशी जावपाक एसआयटी नेमची म्हूण चर्च मागता. चर्चीच्या फॅक्ट फायंडिंग टिमीन आपले पद्धतीन चवकशी केली. पुलिसांनी खंय तपासांत आळशीपणां केल्यात. तपासाक पॉलिटिकल अँगलूय आसा म्हूण फॅक्ट फायंडिंग टिमीक पुलीस आनी सरकाराचे एक्शनिचेर दुबाव. खुरीस फोडपी फ्रांसिस परेरा सध्या कस्टडींत आसा.</text:p>
      <text:p>घेवया एक ब्रेक</text:p>
      <text:p>म्हाखाजन – धारगळे बसीच्या एक्सिडेंटान ड्रायव्हरासयत 7 पॅसेंजर जखमी जाले. ड्रायव्हराक बरोच मार लागला रस्त्यावेलीं फोणकूलां आनी एका स्कूटरवाल्याक साल्वार करतां करतां बस परतली आनी कोलवाळे न्हंयच्या आयल्यान पडली. जखमी पॅसेंजरांक म्हापशेंच्या डिस्ट्रीक्ट हॉस्पिटलांत घाल्यात. बशीर 2025 पॅसेंजर आशिल्ले थळाव्यांनी स्पॉटार धावन आदार केलो म्हूण माणसूकी.</text:p>
      <text:p>नीटाचे कोफुसांव सुटून सुटना. प्रोव्हिजन्ल मॅरिट लिस्टावेल्यान एमबीबीएस आनी बाकीचे तीन प्रोफॅशनल कोर्सांखातीर एडमिशनांच्या कोफुसांवाचेर एकलो विद्यार्थी हायकोर्टांत गेला. एडमिशनां प्रोव्हीजनल मॅरिट लिस्टाचेर घेतिल्ल्यान आपल्या एडमिशनाक बादता म्हूण ताचो आर्गुमेन्त. गोंय सरकार आनी डिटीईकडच्यान आतां मॅडिकलाचे वॅकन्सींचो स्टेटस मागला. केस 5 सप्टेंबराक दवरल्या.</text:p>
      <text:p>घेवया एक ब्रेक</text:p>
      <text:p>पणजे आनी वाळपय बाय इलॅक्शनाक 48 वरां आसतना प्रचार तेंगशेर. सगले उमेदवारआनी समर्थक गट आनी पक्षांनी आपआपल्या उमेदवारांक तेंको दिवंक मिडिया परिशदो घेवन सांजेमेरेन जाहीर प्रचाराक फूल स्टॉप दिलो. पर्रीकाराक वडयले उपरांत गिरिश मुख्यमंत्री जावं येता म्हूण काँग्रेस म्हण्टा. पणजे आनी वाळपयची पोटवेंचणूक इतिहास करतली लोकशायेक दिशा दितली म्हूण आदलो केंद्रीय मंत्री खलप उलयलो.</text:p>
      <text:p>वाळपय रवीन रॉयाच्या प्रचाराक नेट लायला. वाळपयकार काँग्रेसीफाटल्यान. इतलीं वर्सां आमदार आसून विश्वजीताक मुळाव्यो गजाली जाग्यार घालूंक जमल्यो ना म्हूण वाळपयकार खंय कॉंग्रेसीक रिस्पॉन्स दितात. रॉयान विश्वजीताक घाम काडलो. घराघरांनी भोंवन मतां मागूंक लायलीं. मुख्यमंत्री केंद्रीय मंत्री खासदार भाजप मगोक घेवन विश्वजीताक प्रचाराक देंवचो पडलो म्हूण रवी मिडियाकडेन उलयलो.</text:p>
      <text:p>घेवया एक ब्रेक</text:p>
      <text:p>आतां पळोवया बाकीच्या वाठारांतल्यो कांय खबरो</text:p>
      <text:p>रोहन जोजेफ व्हिएगसान मारिल्या 5 गोलांच्या नेटार गोंयच्या सब ज्युनीयर फुटबॉल टिमीन दमांव आनी दिवाक 10 आड 0 गोलान धाडायले. गोंयान दमांव दिवाक मारुन नॅशनल सब ज्युनीयर पश्चीम विभाग सर्तीची नेटान सुरवात केली. म्हापश्यां धुळेर स्टेडीयमार मॅच जाली.</text:p>
      <text:p>हें बुलॅटिन हांगांच सोंपता ह्यो खबरो तुमकां प्रुडंट वॉट्सॅप ट्विटर फेसबूक आनी प्रुडंट व्हॅबसायटीचेर लायव्ह मेळटात प्रुडंटाक फॉलो करात नमस्कार</text:p>
    </office:text>
  </office:body>
</office:document-content>
</file>

<file path=styles.xml><?xml version="1.0" encoding="utf-8"?>
<office:document-styles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meta>
    <meta:generator>ODFPY/1.4.1</meta:generator>
  </office:meta>
</office:document-meta>
</file>